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4.9992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bf819e"/>
    </style:style>
    <style:style style:name="ce5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keyexp_test-CIV30-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7(kexprocIII26(kexprocIII33(kexprocIV09(kexproc01(kexprocIV0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30(kexprocIV06(kexprocIV11(kexprocIII1(kexprocIII22(kexprocIII5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25(kexprocIII2(kexprocIII48(kexproc03(kexprocIV01(kexprocIII53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27(kexprocIII38(kexprocIII35(kexprocIV07(kexprocIII19(kexprocIII24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35(kexprocIII42(kexprocIII50(kexprocIII25(kexprocIV10(kexprocIII2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7(kexprocIII5(kexproc03(kexprocIV09(kexprocIII15(kexprocIII7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03(kexprocIII3(kexprocIII33(kexprocIII52(kexproc03(kexprocIV10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46(kexprocIII34(kexprocIII15(kexprocIV09(kexprocIII12(kexprocIV0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48(kexprocIII21(kexprocIII17(kexprocIII9(kexprocIII54(kexprocIII1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18(kexprocIII22(kexprocIII52(kexprocIII11(kexprocIII21(kexprocIII3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9(kexprocIII54(kexprocIII11(kexprocIV06(kexprocIII37(kexprocIII1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V07(kexprocIII13(kexprocIII36(kexprocIV03(kexprocIII13(kexprocIII45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13(kexprocIII9(kexprocIII18(kexprocIV08(kexprocIII34(kexprocIII34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20(kexprocIII5(kexprocIII26(kexprocIV05(kexprocIII34(kexprocIII25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03(kexprocIV11(kexprocIII45(kexprocIV05(kexprocIII35(kexprocIII4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28(kexprocIII31(kexprocIII15(kexprocIV05(kexprocIII52(kexprocIII3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V08(kexprocIII18(kexprocIII24(kexprocIV06(kexprocIII16(kexprocIII12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50(kexprocIII35(kexproc03(kexprocIV06(kexprocIII32(kexprocIV0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53(kexproc03(kexprocIII53(kexprocIV08(kexprocIII55(kexprocIII42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V03(kexprocIV05(kexprocIII36(kexprocIV06(kexprocIII54(kexprocIV02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V01(kexprocIII54(kexprocIV05(kexprocIV11(kexprocIII29(kexproc03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11(kexprocIII1(kexprocIII30(kexprocIV03(kexprocIII11(kexprocIII10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V09(kexprocIII37(DUMMY(kexprocIV04(kexprocIII21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55(kexprocIII18(kexprocIII48(kexprocIV05(kexprocIII16(kexprocIII4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23(kexprocIII39(kexprocIII24(kexprocIV05(kexprocIII47(kexprocIII55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45(kexprocIII44(kexprocIII23(kexprocIV03(kexprocIII32(kexprocIII12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35(kexprocIII2(kexprocIII54(kexprocIV05(kexprocIV11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35(kexprocIII22(kexprocIII42(kexprocIV04(kexprocIII44(kexprocIII17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20(kexprocIV10(kexprocIII42(kexprocIV04(kexprocIII16(kexprocIII13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36(kexprocIII23(kexprocIII35(kexprocIV05(kexprocIII14(kexprocIII38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21(kexprocIII24(DUMMY(kexprocIV05(kexprocIII3(DUMMY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30(kexprocIII5(kexprocIII2(kexprocIV06(kexprocIV07(kexprocIII19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DUMMY(kexprocIII40(kexprocIII32(kexprocIV04(kexprocIII8(kexprocIII37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53(kexprocIII43(kexprocIV10(kexprocIV03(kexprocIV05(kexprocIII3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15(kexprocIII7(kexprocIII10(kexprocIV04(kexprocIII30(kexprocIII39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V10(kexprocIII49(kexprocIII30(kexprocIV04(kexprocIV05(kexprocIII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54(kexprocIII46(kexprocIII33(kexprocIV04(kexprocIII28(kexprocIII4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50(kexprocIII11(kexprocIV04(kexprocIV03(kexprocIII3(kexprocIV11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7(kexprocIV0(kexprocIII7(kexprocIV04(kexprocIV11(kexprocIII2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20(kexprocIII8(kexprocIV0(kexprocIV03(kexprocIV09(kexprocIII35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DUMMY(kexprocIII3(kexprocIII33(kexprocIV03(kexprocIII23(kexprocIII33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17(kexprocIII46(kexprocIII18(kexprocIV04(kexprocIV02(kexprocIII29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12(kexprocIV0(kexprocIII20(kexprocIV03(kexprocIII3(kexprocIII26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50(kexprocIV08(kexprocIII49(kexprocIV03(kexprocIV08(kexprocIII1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14(kexprocIII26(kexprocIII49(kexprocIV03(kexprocIV10(kexprocIII38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55(kexprocIII7(kexprocIII31(kexprocIV03(kexprocIV10(kexprocIV01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18(kexprocIV02(kexprocIII46(kexprocIV03(kexprocIV04(kexprocIII33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42(kexprocIII31(kexprocIII33(kexprocIV03(kexprocIV07(kexprocIII19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03(kexprocIII41(kexproc03(kexprocIV03(kexprocIV07(kexprocIII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17(kexprocIII54(kexprocIII53(kexprocIV03(kexprocIV07(kexprocIII3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43(kexprocIII43(kexprocIII47(kexprocIV03(kexprocIV08(kexprocIII52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11(kexprocIV08(kexprocIV10(kexprocIV03(kexprocIV08(kexprocIII14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29(kexprocIII29(kexprocIII23(kexprocIV03(kexprocIV06(DUMMY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9(kexprocIII8(kexprocIII34(kexprocIV03(kexprocIV04(kexprocIII7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04(kexprocIV10(kexprocIII27(kexprocIV03(kexprocIV05(kexprocIII5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03(kexprocIII40(kexprocIII50(kexprocIV03(kexprocIV06(kexprocIII34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25(kexprocIII53(kexprocIII5(kexprocIV03(kexprocIV06(kexprocIII49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28(kexprocIV11(kexprocIII15(kexprocIV03(kexprocIV05(kexprocIV07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V05(kexprocIII52(kexprocIII4(kexprocIV03(kexprocIV05(kexprocIII38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4(kexprocIII22(kexprocIII15(kexprocIV03(kexprocIV04(kexprocIII32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16(kexprocIII46(kexprocIII14(kexprocIV03(kexprocIV05(kexprocIII1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DUMMY(kexprocIV0(kexprocIII47(kexprocIV03(kexprocIV04(kexprocIII12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V02(kexprocIII16(DUMMY(kexprocIV03(kexprocIV06(kexprocIII2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27(kexprocIV09(DUMMY(kexprocIV03(kexprocIV04(kexprocIII13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41(kexprocIII38(kexprocIII4(kexprocIV03(kexprocIV04(kexprocIII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DUMMY(kexprocIII28(kexprocIV07(kexprocIV03(kexprocIV04(kexprocIII24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52(kexprocIII41(kexprocIII15(kexprocIV03(kexprocIV05(kexprocIII3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V02(kexprocIII34(kexproc02(kexprocIV03(kexprocIV05(kexprocIII41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50(kexprocIII23(kexprocIV11(kexprocIV03(kexprocIV04(kexproc0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23(kexprocIII43(kexprocIII30(kexprocIV03(kexprocIV04(kexprocIII5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15(kexprocIII10(kexprocIV04(kexprocIV03(kexprocIV04(kexprocIII31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16(kexprocIII45(kexprocIV02(kexprocIV03(kexprocIV04(kexprocIII1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22(kexprocIII27(kexprocIII54(kexprocIV03(kexprocIV04(kexprocIII45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54(kexprocIV05(kexprocIII54(kexprocIV03(kexprocIV04(kexprocIII19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II9(kexprocIII13(kexprocIII20(kexprocIV03(kexprocIV04(kexprocIV10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V09(kexprocIII15(kexprocIII49(kexprocIV03(kexprocIV04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35(kexprocIV04(kexprocIII8(kexprocIV03(kexprocIV04(kexprocIII1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16(kexprocIII22(kexprocIII27(kexprocIII46(kexprocIII22(kexprocIV0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54(kexprocIII6(kexprocIII4(kexprocIV03(kexprocIV04(kexprocIII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22(kexprocIV04(kexprocIII54(kexprocIV03(kexprocIV04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05(kexprocIII15(kexproc01(kexprocIV03(kexprocIV04(kexprocIII1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7(kexprocIII11(kexprocIII3(kexprocIV03(kexprocIV04(kexprocIII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V06(kexprocIII25(kexprocIII53(kexprocIV03(kexprocIV04(kexprocIV1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1(kexprocIII51(kexprocIII38(kexprocIII13(kexprocIII6(kexprocIV03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(kexprocIII16(kexprocIII46(kexprocIII26(kexprocIII16(kexprocIII11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3(kexprocIII53(kexprocIII41(kexprocIII6(kexprocIII16(kexprocIII50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(kexprocIII35(kexprocIII48(kexprocIV03(kexprocIII43(DUMMY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V0(kexprocIII42(kexprocIV02(kexprocIII30(kexprocIII15(kexprocIV0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9(kexprocIII27(kexprocIII34(kexprocIII2(kexprocIII53(kexprocIII34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V07(kexprocIII40(kexprocIII33(kexprocIV04(kexprocIII17(kexprocIII19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8(kexproc02(kexprocIII25(kexprocIV08(kexprocIII44(kexprocIII4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11(kexprocIII12(kexprocIII40(kexprocIV03(kexprocIV04(kexprocIV09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9(kexprocIII36(kexprocIII29(kexprocIV03(kexprocIV04(kexprocIV07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9(kexprocIII25(kexprocIII33(kexprocIV03(kexprocIII44(kexprocIII38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46(kexprocIII22(kexprocIII7(kexprocIII50(kexprocIII2(kexprocIII1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9(kexprocIV09(kexprocIII49(kexprocIII29(kexprocIII22(DUMMY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30(kexprocIII47(kexprocIII25(kexprocIII52(kexprocIII45(kexprocIII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50(kexprocIII28(kexprocIII29(kexprocIII20(DUMMY(DUMMY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03(kexprocIII21(kexprocIII7(kexprocIV03(kexprocIII1(kexprocIII5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(kexprocIII38(kexprocIII28(kexprocIII21(DUMMY(kexprocIII3(kexprocIII4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V07(kexprocIII11(kexprocIII11(kexprocIV03(kexprocIV04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2(kexproc02(kexprocIII21(kexprocIV03(kexprocIII7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7(kexprocIV06(kexprocIV03(kexprocIV03(kexprocIII15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0(kexprocIII55(kexprocIII3(kexprocIV03(kexprocIII15(kexprocIII7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V04(kexprocIII52(kexprocIII49(kexprocIII39(kexprocIII34(kexprocIV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9(kexprocIII15(kexprocIII6(kexprocIII11(kexprocIII53(kexprocIII24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18(kexprocIII3(kexprocIII48(kexprocIII28(kexprocIV11(kexprocIII1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DUMMY(kexprocIII3(kexprocIII41(kexprocIII20(kexprocIII53(kexprocIV04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V11(kexproc02(kexprocIV03(kexprocIII36(DUMMY(DUMMY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V10(kexprocIV0(kexprocIII14(kexprocIV03(kexprocIV04(kexprocIV0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(kexprocIII53(kexprocIII55(kexprocIV03(kexprocIV04(kexprocIII1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V07(kexproc02(kexprocIII44(kexprocIII42(kexprocIII14(kexprocIII17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35(kexprocIII33(kexprocIII38(kexprocIII5(kexprocIII24(kexprocIII5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1(kexprocIII42(kexprocIII38(kexprocIV03(kexprocIII4(kexprocIV1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49(kexprocIV07(kexprocIII18(kexprocIV09(DUMMY(DUMMY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II45(kexprocIII26(kexprocIII20(kexprocIII39(kexprocIV10(kexprocIII36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V06(kexprocIII2(kexprocIII48(kexprocIII30(kexprocIII7(kexprocIII4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1(kexprocIV07(kexprocIV01(kexprocIV03(kexprocIV04(kexprocIII4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V01(kexproc02(kexprocIII25(kexprocIII16(kexproc02(DUMMY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47(kexprocIV01(kexprocIII15(kexprocIII2(kexprocIII47(kexprocIII4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02(kexprocIII47(kexprocIV10(kexprocIV06(kexprocIII29(kexprocIII3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42(kexprocIII25(kexprocIII22(kexprocIII8(kexprocIII23(kexprocIII19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39(kexprocIV04(kexprocIV07(kexprocIII45(kexprocIII12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43(kexprocIII18(kexprocIV04(kexprocIII47(kexprocIII2(kexprocIII3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V06(kexprocIV0(kexprocIII25(kexprocIV11(kexprocIII35(DUMMY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37(kexprocIII48(kexprocIII14(kexprocIV07(kexprocIII15(kexprocIII1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54(kexprocIII6(kexprocIII5(kexprocIV04(kexprocIV01(kexprocIII4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14(kexprocIII36(kexprocIII29(kexprocIII40(kexprocIII6(kexprocIV0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V06(kexprocIII51(kexprocIII29(kexprocIV09(DUMMY(kexprocIV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33(kexprocIV03(kexprocIII37(kexprocIII28(kexprocIII27(DUMMY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14(kexprocIV0(kexprocIII31(kexprocIII31(DUMMY(DUMMY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II39(kexprocIII8(kexprocIII2(kexprocIV06(DUMMY(DUMMY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24(DUMMY(kexprocIII42(kexprocIII29(DUMMY(DUMMY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6(kexprocIII46(kexprocIV10(kexprocIII34(DUMMY(kexprocIV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16(kexprocIII8(kexprocIII49(kexprocIII26(kexprocIII5(kexprocIII23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55(kexprocIII39(kexprocIII32(kexprocIII46(kexprocIII8(kexprocIII23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(kexprocIV08(kexprocIII6(kexprocIV11(kexprocIV03(kexprocIV06(kexprocIV0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44(kexprocIII20(kexproc03(kexprocIII36(kexprocIII35(DUMMY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7(kexprocIV11(kexprocIV11(kexprocIII48(kexprocIII10(kexproc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2(kexprocIII45(kexprocIII1(kexprocIII5(kexprocIII17(kexprocIII2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8(kexprocIII43(kexprocIII14(kexprocIII33(kexprocIII47(kexprocIV0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55(kexprocIV05(kexprocIII4(kexprocIII29(DUMMY(DUMMY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V0(kexprocIII46(kexprocIII38(kexprocIII14(DUMMY(kexprocIV0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19(kexprocIII22(kexprocIII49(kexprocIV05(kexprocIII49(kexprocIII23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V01(kexprocIII15(kexprocIII18(kexprocIII3(DUMMY(DUMMY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3(kexprocIV03(kexprocIII47(kexprocIII33(kexprocIII15(DUMMY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19(kexprocIII48(kexprocIII43(kexprocIII2(DUMMY(kexprocIV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50(kexprocIII29(kexproc03(kexprocIII40(kexprocIII54(DUMMY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13(DUMMY(kexprocIII26(kexprocIII10(kexprocIII55(kexprocIV0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7(kexprocIII36(kexprocIII5(kexprocIII5(kexprocIII34(kexprocIII4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17(kexprocIII11(kexprocIII23(kexprocIV03(kexprocIII18(kexprocIV1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8(kexprocIII33(kexprocIII20(kexprocIII1(kexprocIII43(kexprocIII22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15(kexprocIV0(kexprocIII46(kexprocIV03(kexprocIII41(kexprocIII1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26(kexprocIII6(kexprocIV10(kexprocIV03(kexprocIII36(kexprocIV1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49(kexprocIII47(kexprocIII8(kexprocIV08(kexprocIV01(kexprocIII32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10(kexprocIV09(kexprocIII5(kexprocIII37(kexprocIII25(kexprocIV03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48(kexprocIII55(kexprocIII53(kexprocIII13(kexprocIII28(kexprocIV0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V01(kexprocIII26(kexprocIII40(kexprocIII18(kexprocIII7(kexprocIII1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V01(DUMMY(kexprocIII15(kexprocIV03(kexprocIII50(kexprocIV0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5(kexprocIII29(kexprocIV10(kexprocIII12(kexprocIII43(kexprocIII4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45(kexprocIII47(kexprocIII5(kexprocIII6(DUMMY(kexprocIV1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V11(kexprocIII20(kexprocIII11(kexprocIV11(kexprocIV03(kexprocIV05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36(kexprocIII27(kexprocIII24(kexprocIV03(kexprocIII38(kexprocIII3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2(kexprocIV03(kexprocIII46(kexprocIII3(kexprocIV10(kexprocIII28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15(kexprocIII15(kexprocIII19(kexprocIII20(kexprocIII51(kexprocIII33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V08(kexprocIII11(kexprocIII39(kexprocIV06(kexprocIII24(kexprocIII5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9(kexprocIII28(kexprocIV03(kexprocIII19(kexprocIII27(kexprocIV0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7(kexprocIII44(kexprocIII42(kexprocIV03(kexprocIII20(kexprocIII48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39(kexprocIII39(kexprocIII38(kexprocIV09(kexprocIII34(DUMMY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DUMMY(kexprocIII8(kexprocIII46(kexprocIII6(DUMMY(DUMMY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DUMMY(kexprocIII55(kexprocIII14(kexprocIII20(kexprocIII43(DUMMY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47(DUMMY(kexprocIV02(kexprocIV08(kexprocIII17(kexprocIII1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27(kexprocIII31(kexproc02(kexprocIV11(kexprocIII9(kexprocIII2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38(kexprocIV08(kexprocIII50(kexprocIII5(kexproc03(kexprocIV0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V10(kexprocIII52(kexprocIII22(kexprocIV03(kexprocIII18(DUMMY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53(kexprocIV10(kexprocIII33(kexprocIV04(kexprocIII43(kexprocIII1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42(kexprocIII17(kexprocIV06(kexprocIV09(kexprocIII46(kexprocIII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29(DUMMY(kexprocIII22(kexprocIII27(kexprocIII50(kexprocIII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2(kexproc03(kexprocIII12(kexprocIV04(kexprocIII46(DUMMY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01(kexprocIII25(kexprocIII35(kexprocIV06(kexprocIII36(kexprocIII4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32(kexprocIII18(kexprocIII35(kexprocIV11(kexprocIV08(kexprocIII5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31(kexprocIII40(kexprocIII9(kexprocIV11(kexprocIII28(kexprocIV05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28(kexprocIV0(kexprocIV02(kexprocIII6(kexprocIII33(DUMMY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03(kexprocIII42(kexprocIV02(kexprocIII30(kexprocIII41(kexprocIII14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29(kexprocIII42(kexprocIV11(kexprocIV03(kexprocIII44(DUMMY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1(kexprocIV05(kexprocIII39(kexprocIV04(kexproc02(DUMMY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1(kexprocIV01(kexprocIV0(kexprocIV03(kexprocIII42(kexprocIV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23(kexprocIII44(kexprocIII33(kexprocIV03(kexprocIII54(kexprocIII21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23(kexprocIII18(kexprocIII47(kexprocIV11(kexproc03(DUMMY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15(kexprocIII44(DUMMY(kexprocIII5(kexprocIII12(kexprocIII41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33(kexprocIII15(kexprocIII14(kexprocIV10(kexprocIII19(kexprocIII6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14(kexprocIII28(kexprocIII43(kexprocIII8(kexprocIV10(kexprocIII35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54(kexprocIII29(kexprocIII29(kexprocIV04(kexprocIII32(DUMMY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49(kexprocIII21(kexproc02(kexprocIV07(kexprocIII44(kexprocIV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03(kexprocIII29(kexprocIII27(kexprocIV03(kexprocIII35(DUMMY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35(kexprocIII47(kexprocIV08(kexprocIV04(kexprocIII44(DUMMY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29(DUMMY(kexprocIII39(kexprocIV11(kexprocIII1(kexprocIII3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(kexprocIII29(kexprocIII41(kexprocIV09(kexprocIV07(DUMMY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V0(kexprocIII23(kexprocIII45(kexprocIII3(DUMMY(DUMMY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32(kexprocIII18(kexprocIII10(kexprocIV03(kexprocIII54(DUMMY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V09(kexprocIII15(kexprocIII18(kexprocIV04(kexprocIII6(kexprocIV09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02(kexprocIV09(kexprocIII28(kexprocIV06(DUMMY(kexprocIV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42(kexprocIII45(kexprocIII30(kexprocIII4(kexprocIII34(DUMMY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DUMMY(kexprocIII31(kexprocIII1(kexprocIII10(kexprocIII55(kexprocIV06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II11(kexprocIII51(kexprocIII27(kexprocIV03(kexprocIII36(kexprocIII14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9(kexprocIV04(kexprocIII8(kexprocIV03(kexprocIII4(kexprocIII21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V02(kexprocIII32(kexprocIII24(kexprocIV04(kexprocIII3(kexprocIII47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6(kexprocIII22(kexprocIII28(kexprocIV03(kexprocIII52(kexprocIII31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31(kexprocIII17(kexprocIII8(kexprocIV09(kexproc01(kexprocIII27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V06(kexprocIII51(kexprocIV10(kexprocIV10(kexprocIII9(kexproc0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V11(kexprocIII42(kexproc01(kexprocIV03(kexprocIII19(kexprocIII12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8(kexprocIV08(kexprocIV06(kexprocIV03(kexprocIV04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21(kexprocIII24(kexprocIV10(kexprocIV03(kexprocIV04(kexprocIII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9(kexprocIII15(kexprocIII55(kexprocIV03(kexprocIV04(kexprocIV07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V06(kexprocIII34(kexprocIII50(kexprocIV04(kexprocIII48(kexprocIII2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42(kexprocIII45(kexproc02(kexprocIV07(kexprocIII54(kexprocIII2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20(DUMMY(kexprocIII33(kexprocIV04(kexprocIV01(kexprocIII1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V02(DUMMY(kexprocIII37(kexprocIV06(kexprocIII24(kexprocIII3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10(kexprocIII21(kexprocIII35(kexprocIV07(kexprocIII2(kexprocIV03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01(kexprocIII53(kexproc02(kexprocIV03(kexprocIII48(kexprocIII1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V11(kexprocIII8(kexprocIII15(kexprocIV03(kexprocIII52(kexprocIII1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4(kexprocIII49(kexprocIII16(kexprocIV04(kexprocIII19(kexprocIV08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54(kexprocIII49(kexprocIV01(kexprocIV03(kexprocIII25(kexprocIII4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52(kexproc01(kexprocIII24(kexprocIV06(kexprocIII35(kexprocIII5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33(kexprocIII40(kexproc03(kexprocIV07(DUMMY(kexprocIV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11(kexprocIII49(kexprocIV07(kexprocIV06(kexprocIII1(kexprocIII2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19(kexprocIII25(kexprocIII44(kexprocIV06(kexprocIII15(DUMMY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39(kexprocIII21(kexprocIII48(kexprocIV05(kexprocIII43(kexprocIII3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40(kexprocIII28(kexprocIII1(kexprocIV03(kexprocIII10(kexprocIII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10(kexprocIII46(kexprocIII1(kexprocIV03(kexprocIII19(kexprocIII4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26(kexprocIII37(kexprocIII48(kexprocIV03(kexprocIV07(kexproc0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V07(kexprocIV10(kexprocIII7(kexprocIV03(kexprocIII4(kexprocIII2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12(kexprocIII1(kexprocIII27(kexprocIV05(kexprocIII26(kexprocIII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43(kexprocIII48(kexprocIII14(kexprocIV03(kexprocIII20(kexprocIII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14(kexprocIII25(kexprocIII38(kexprocIV03(kexprocIII12(kexprocIII3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1(kexprocIII3(kexprocIII41(kexprocIV03(kexprocIII7(DUMM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20(kexprocIII14(kexprocIII21(kexprocIV03(kexprocIII45(kexprocIII4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V02(kexprocIII51(kexprocIV11(kexprocIV03(kexprocIV11(kexprocIII3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3(kexprocIII48(kexproc02(kexprocIV04(kexprocIV01(DUMM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02(kexprocIII28(kexprocIV05(kexprocIV03(kexprocIII21(kexprocIII4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4(kexprocIV03(kexprocIII36(kexprocIV03(kexprocIII10(kexprocIII49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18(kexprocIV0(kexprocIII11(kexprocIV03(kexprocIII21(kexprocIII3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03(kexprocIII36(kexprocIII25(kexprocIV03(kexprocIII44(kexprocIII3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V08(kexprocIII34(kexprocIII53(kexprocIV04(kexprocIII3(kexprocIII10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17(kexprocIII52(kexprocIII50(kexprocIV03(kexprocIII48(kexprocIV0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27(kexprocIII38(kexprocIV06(kexprocIV03(kexprocIV06(kexprocIV02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V06(kexprocIII27(kexprocIII53(kexprocIV03(kexprocIII7(kexprocIII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11(kexprocIII35(kexprocIII32(kexprocIV03(kexprocIV09(kexprocIII2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45(kexprocIII42(kexproc03(kexprocIV03(kexprocIV11(kexprocIII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3(kexprocIII4(kexprocIII26(kexprocIV03(kexprocIII27(kexprocIII16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36(kexprocIV03(kexprocIII14(kexprocIV03(kexprocIII2(kexprocIII2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41(kexprocIII13(DUMMY(kexprocIV03(kexprocIII5(kexprocIII5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48(kexprocIV08(kexprocIII25(kexprocIV03(kexprocIII6(kexprocIII2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DUMMY(kexprocIII16(kexprocIV05(kexprocIV03(kexprocIII3(kexprocIII26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44(kexprocIII39(kexprocIII7(kexprocIV03(kexprocIII5(kexprocIII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21(kexprocIII8(kexprocIII46(kexprocIV03(kexprocIV06(kexprocIII4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30(kexprocIII15(DUMMY(kexprocIV03(kexprocIII7(DUMMY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23(kexprocIII33(kexprocIV0(kexprocIV03(kexprocIII13(kexprocIII2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46(kexproc03(kexprocIII18(kexprocIV03(kexprocIII23(kexprocIII5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50(kexprocIII46(kexprocIV09(kexprocIV03(kexprocIII4(kexprocIII51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31(kexprocIII13(kexprocIII30(kexprocIV03(kexprocIII5(kexprocIII38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02(kexprocIV09(kexprocIII2(kexprocIV03(kexprocIII29(kexprocIII36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V02(kexprocIII6(kexprocIII51(kexprocIV03(kexprocIII10(kexprocIII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02(kexprocIII28(kexprocIII14(kexprocIV03(kexprocIII43(kexprocIV0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45(kexprocIII17(kexprocIII25(kexprocIV03(kexprocIV08(kexprocIII5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46(kexprocIV09(kexprocIV06(kexprocIV03(kexprocIII27(kexprocIII4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15(kexprocIII46(kexprocIII24(kexprocIV03(kexprocIII2(kexprocIII4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V02(kexprocIV02(kexprocIV03(kexprocIV03(kexprocIV05(kexprocIII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52(kexprocIII20(kexprocIII28(kexprocIV03(kexprocIII15(kexprocIII5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39(kexprocIII26(kexprocIII35(kexprocIV03(kexprocIV07(kexprocIII1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3(kexprocIII42(kexprocIII13(kexprocIV03(kexprocIV07(kexproc0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25(kexprocIII25(kexprocIII9(kexprocIV03(kexprocIII5(kexprocIII3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32(kexprocIII7(kexprocIV08(kexprocIV03(kexprocIV04(kexprocIII5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V01(kexprocIII42(kexprocIII23(kexprocIV03(kexprocIII2(kexprocIII2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50(kexprocIII24(kexprocIII33(kexprocIV03(kexprocIII23(kexprocIII1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1(kexprocIII47(kexprocIII16(kexprocIV03(kexprocIII38(kexprocIII1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47(kexprocIII10(kexprocIII44(kexprocIV03(kexprocIII19(kexprocIII42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8(DUMMY(kexprocIII53(kexprocIV03(kexprocIII1(kexprocIII4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V10(kexprocIII40(kexprocIV04(kexprocIV03(kexprocIII46(kexprocIII12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V07(kexprocIII33(kexprocIII48(kexprocIV03(kexprocIII5(kexprocIII7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52(kexprocIV02(kexprocIII54(kexprocIV03(kexprocIII35(kexprocIII39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(kexprocIII6(kexprocIII31(kexprocIV03(kexprocIII27(kexprocIV10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V05(DUMMY(kexprocIII43(kexprocIV03(kexprocIII19(kexprocIII54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V10(kexprocIV07(kexprocIII35(kexprocIV03(kexprocIII51(kexprocIII2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6(kexprocIII55(kexprocIV11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7(kexprocIII43(kexprocIII45(kexprocIV03(kexprocIV04(kexprocIV10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5(kexprocIII29(kexprocIII38(kexprocIV03(kexprocIV06(kexprocIII3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26(kexprocIII30(kexprocIV02(kexprocIV03(kexprocIII2(kexprocIII20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17(kexprocIII20(kexprocIII2(kexprocIV03(kexprocIII4(kexprocIV0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16(kexprocIV0(kexprocIII2(kexprocIV03(kexprocIV06(kexprocIV0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34(kexprocIII7(kexprocIII41(kexprocIV03(kexprocIII5(kexprocIII5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II41(kexprocIII12(DUMMY(kexprocIV03(kexprocIII12(kexprocIII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31(kexprocIII29(kexprocIII20(kexprocIV03(kexprocIII25(kexprocIII3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30(kexprocIII31(kexprocIII5(kexprocIV03(kexprocIII35(kexprocIII5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22(kexprocIV0(kexprocIV07(kexprocIV03(kexprocIII13(kexprocIV0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50(kexprocIV03(kexprocIII23(kexprocIV03(kexprocIV09(DUMMY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55(kexprocIV02(kexprocIII47(kexprocIV03(kexprocIII2(kexprocIV0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12(kexprocIII31(kexprocIII50(kexprocIV03(kexprocIV06(DUMMY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24(kexprocIV08(kexprocIV06(kexprocIV03(kexprocIV09(DUMMY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0(kexprocIII55(kexprocIII53(kexprocIV03(kexprocIII2(kexprocIII2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13(kexprocIII31(kexprocIII17(kexprocIV03(kexprocIII7(DUMMY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II32(kexprocIII51(kexprocIII51(kexprocIV03(kexprocIII1(kexprocIII52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V01(kexprocIII8(kexprocIII20(kexprocIV03(kexprocIII8(kexprocIII5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V03(kexprocIII5(kexprocIV05(kexprocIV03(kexprocIII19(kexprocIII2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37(kexprocIII42(kexprocIV0(kexprocIV03(kexprocIV06(DUMMY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V10(kexprocIII5(kexprocIII10(kexprocIV03(kexprocIII38(kexprocIII1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V05(kexprocIII55(kexprocIII13(kexprocIV03(kexprocIII1(kexprocIV0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22(kexprocIII52(kexprocIII36(kexprocIV03(kexprocIII5(kexprocIII29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1(kexprocIV05(kexprocIII31(kexprocIV03(kexprocIII20(kexprocIII11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03(kexprocIII42(kexprocIII2(kexprocIV03(kexprocIV06(kexprocIII2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12(kexprocIII16(kexprocIII17(kexprocIV03(kexprocIII7(kexprocIII27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33(kexprocIII1(kexprocIII4(kexprocIV03(kexprocIV10(kexprocIII29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01(kexprocIII25(kexprocIII55(kexprocIV03(kexprocIII1(kexprocIII23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53(kexprocIII8(kexprocIII2(kexprocIV03(kexprocIV04(kexprocIII4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V04(kexprocIII14(kexprocIII42(kexprocIV03(kexprocIV05(kexprocIV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(kexprocIII51(kexprocIII16(kexprocIII12(kexprocIV03(kexprocIV05(kexprocIII26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49(kexprocIII36(kexprocIII19(kexprocIV03(kexprocIII3(kexprocIII2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2(kexprocIII6(kexprocIV10(kexprocIV03(kexprocIV05(kexprocIII5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14(kexprocIII16(kexprocIII15(kexprocIV03(kexprocIV07(kexprocIII5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V03(kexprocIII44(kexprocIII18(kexprocIV03(kexprocIII3(kexprocIII1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48(kexprocIII23(kexprocIII32(kexprocIV03(kexprocIV06(kexprocIII5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II9(kexprocIII48(kexprocIII20(kexprocIV03(kexprocIV06(kexprocIII3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V09(kexprocIII54(kexprocIV04(kexprocIV03(kexprocIV07(kexprocIV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46(kexprocIII12(kexprocIII49(kexprocIV03(kexprocIV08(kexprocIII1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13(kexprocIV10(kexprocIII51(kexprocIV03(kexprocIV08(kexprocIII5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V01(kexprocIII3(kexprocIII33(kexprocIV03(kexprocIV06(kexprocIII5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36(kexprocIII16(kexprocIII55(kexprocIV03(kexprocIV05(kexprocIII35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22(kexprocIII26(kexprocIV09(kexprocIV03(kexprocIV05(kexprocIII5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27(kexprocIV0(kexprocIII7(kexprocIV03(kexprocIV04(kexprocIII2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51(kexprocIV05(kexprocIII51(kexprocIV03(kexprocIV05(kexprocIII13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(kexprocIV03(kexprocIV03(kexproc01(kexprocIV03(kexprocIV04(kexprocIII27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53(kexprocIII35(DUMMY(kexprocIV03(kexprocIV04(kexprocIII2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33(kexprocIV08(kexprocIII2(kexprocIV03(kexprocIV06(kexprocIII53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11(kexprocIII35(kexprocIII36(kexprocIV03(kexprocIV06(kexprocIII9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DUMMY(kexprocIII21(kexproc01(kexprocIV03(kexprocIV06(kexprocIII18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52(kexprocIII44(kexprocIII30(kexprocIV03(kexprocIV08(kexprocIII5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01(kexprocIII42(kexprocIII15(kexprocIV03(kexprocIV04(kexprocIII29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49(kexprocIII45(kexprocIII15(kexprocIV03(kexprocIV09(kexprocIV0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24(kexprocIII37(kexprocIV09(kexprocIV03(kexprocIV11(kexprocIII6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II4(kexprocIII39(kexprocIII14(kexprocIV03(kexprocIV05(kexprocIII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35(kexprocIV10(kexprocIII28(kexprocIV03(kexprocIV08(kexprocIV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28(kexprocIV03(kexprocIII15(kexprocIV03(kexprocIV10(kexprocIII4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43(kexprocIII21(DUMMY(kexprocIV03(kexprocIII1(kexprocIII4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39(DUMMY(kexproc01(kexprocIV03(kexprocIV06(kexprocIII3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02(kexprocIII39(kexprocIII39(kexprocIV03(kexprocIV07(kexprocIII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4" office:value-type="string" calcext:value-type="string">
            <text:p>CSRYPR9cmHGCRoRL</text:p>
          </table:table-cell>
          <table:table-cell office:value-type="string" calcext:value-type="string">
            <text:p>(kexprocIII17(kexprocIII42(kexprocIII7(kexprocIV03(kexprocIV04(kexprocIV0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9(kexprocIII46(kexprocIII47(kexprocIV03(kexprocIV09(kexprocIII1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DUMMY(kexproc03(kexprocIII3(kexprocIV03(kexprocIV05(kexprocIII5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51(kexprocIII46(kexprocIII43(kexprocIV03(kexprocIV04(kexprocIII46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52(kexprocIII27(kexprocIII2(kexprocIV03(kexprocIV04(kexprocIII4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28(kexprocIII12(kexprocIII19(kexprocIV03(kexprocIV05(kexprocIII3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24(kexprocIII18(kexprocIII28(kexprocIV03(kexprocIV06(kexprocIII2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16(kexprocIII37(kexprocIII47(kexprocIV03(kexprocIV06(kexprocIII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52(kexprocIV10(kexprocIII7(kexprocIV03(kexprocIV10(kexprocIII3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01(kexprocIII47(kexprocIII49(kexprocIV03(kexprocIV05(kexprocIII3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V11(kexprocIII28(kexprocIII2(kexprocIV03(kexprocIV05(kexprocIII11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43(kexprocIII47(kexprocIII52(kexprocIV03(kexprocIV08(kexprocIII2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19(kexprocIII31(kexprocIII1(kexprocIV03(kexprocIV04(kexprocIII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V09(kexprocIII33(kexprocIII44(kexprocIV03(kexprocIV07(kexprocIII3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35(kexprocIV01(kexprocIII55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33(kexprocIII46(kexprocIII42(kexprocIV03(kexprocIV05(kexprocIII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5(kexprocIV10(kexprocIII20(kexprocIV03(kexprocIV04(kexprocIII3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V01(kexprocIII24(kexprocIII49(kexprocIV03(kexprocIV04(kexprocIII2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(kexprocIII41(kexprocIII13(kexprocIII39(kexprocIV03(kexprocIV04(kexprocIV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V02(kexprocIII31(kexprocIII53(kexprocIV03(kexprocIV04(kexprocIII2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03(kexprocIII7(kexprocIII45(kexprocIV03(kexprocIV06(kexprocIV0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4(kexprocIII39(kexprocIII50(kexprocIV03(kexprocIV04(kexprocIII3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6(DUMMY(kexprocIII13(kexprocIV03(kexprocIV04(kexprocIII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V11(kexprocIV10(kexprocIII31(kexprocIV03(kexprocIV04(kexprocIII3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(kexprocIII8(kexprocIV03(kexprocIII18(kexprocIV03(kexprocIV04(kexprocIII4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43(kexprocIII43(kexprocIII43(kexprocIV03(kexprocIV04(kexprocIII3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1(kexprocIII23(kexprocIII28(kexprocIV03(kexprocIV05(kexprocIII3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7(DUMMY(kexprocIV04(kexprocIV03(kexprocIV04(kexprocIII7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V04(kexprocIII40(kexprocIII26(kexprocIV03(kexprocIV04(kexprocIII3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53(DUMMY(kexprocIII23(kexprocIV03(kexprocIV04(kexprocIII47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office:value-type="string" calcext:value-type="string">
            <text:p>(kexprocIII9(kexprocIII29(kexprocIII24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24(kexprocIII46(kexprocIV07(kexprocIV03(kexprocIV05(kexprocIII1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DUMMY(kexprocIII1(kexprocIII41(kexprocIV03(kexprocIV04(kexprocIII5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12(kexprocIII30(kexprocIII7(kexprocIV03(kexprocIV04(kexprocIII23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V09(kexprocIII42(kexprocIII48(kexprocIV03(kexprocIV04(kexprocIII3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40(kexprocIII7(kexprocIII38(kexprocIV03(kexprocIV05(kexprocIII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30(DUMMY(kexprocIII45(kexprocIV03(kexprocIV04(kexprocIII29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39(kexproc02(kexprocIII22(kexprocIV03(kexprocIV04(kexprocIII15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V11(kexprocIII49(kexprocIII45(kexprocIV03(kexprocIV05(kexprocIII1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51(DUMMY(kexprocIII38(kexprocIV03(kexprocIV05(kexprocIII3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51(kexprocIV11(kexprocIII48(kexprocIV03(kexprocIV04(kexprocIII1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14(kexprocIII18(kexproc02(kexprocIV03(kexprocIV05(kexprocIII2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44(kexprocIII36(kexprocIII16(kexprocIV03(kexprocIV05(kexprocIII3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29(kexprocIII30(kexprocIII7(kexprocIV03(kexprocIV04(kexprocIV07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0(kexprocIII31(kexprocIII27(kexprocIV03(kexprocIV04(kexprocIII3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23(kexprocIII31(kexprocIII41(kexprocIV03(kexprocIV04(kexprocIII2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DUMMY(kexprocIII41(kexprocIII22(kexprocIV03(kexprocIV04(kexprocIII1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DUMMY(kexprocIV07(kexprocIII40(kexprocIV03(kexprocIV04(kexprocIII1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31(kexprocIII7(kexproc01(kexprocIV03(kexprocIV05(kexprocIII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8(kexprocIII12(kexprocIII25(kexprocIV03(kexprocIV04(kexprocIII4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17(DUMMY(kexprocIII44(kexprocIV03(kexprocIV04(kexprocIII5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42(kexprocIII53(kexprocIII2(kexprocIV03(kexprocIV05(kexprocIII28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02(kexprocIV09(DUMMY(kexprocIV03(kexprocIV04(kexprocIII1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6(kexprocIII26(kexprocIII1(kexprocIV03(kexprocIV04(kexprocIII48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II50(kexprocIII49(kexprocIII35(kexprocIV03(kexprocIV04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25(kexprocIII53(kexprocIV05(kexprocIV03(kexprocIV04(kexprocIII36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48(kexprocIII3(kexprocIII40(kexprocIV03(kexprocIV04(kexprocIII13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34(kexprocIII7(kexprocIV02(kexprocIV03(kexprocIV04(kexprocIII3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V07(kexprocIV07(kexprocIII19(kexprocIV03(kexprocIV04(kexprocIII1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V10(kexprocIII38(kexprocIII16(kexprocIV03(kexprocIV04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V10(kexprocIII54(kexprocIII52(kexprocIV03(kexprocIV04(kexprocIII23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(kexprocIV08(kexprocIII26(kexprocIII40(kexprocIV03(kexprocIV04(kexprocIV07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V10(kexprocIII3(kexprocIII47(kexprocIV03(kexprocIV04(kexprocIII2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40(kexprocIV02(kexprocIV10(kexprocIV03(kexprocIV04(kexprocIII23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43(kexprocIV10(kexprocIV07(kexprocIV03(kexprocIV04(kexprocIII4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9(kexprocIII25(kexprocIV08(kexprocIV03(kexprocIV04(kexprocIII24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03(kexprocIII5(kexprocIII30(kexprocIV03(kexprocIV04(kexprocIII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V01(kexprocIII40(kexprocIII18(kexprocIV03(kexprocIV04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54(kexprocIII23(kexprocIV03(kexprocIV03(kexprocIV04(kexprocIII2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DUMMY(kexprocIII39(DUMMY(kexprocIV03(kexprocIV04(kexprocIII2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19(kexprocIII31(kexprocIV01(kexprocIV03(kexprocIV04(kexprocIII2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29(kexprocIII36(kexproc01(kexprocIV03(kexprocIV04(kexprocIII2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string" calcext:value-type="string">
            <text:p>TmL%JhpH*ib0</text:p>
          </table:table-cell>
          <table:table-cell office:value-type="string" calcext:value-type="string">
            <text:p>(kexprocIII32(kexprocIII53(kexprocIII15(kexprocIV03(kexprocIV04(kexprocIV0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string" calcext:value-type="string">
            <text:p>zvG8^gnj3@ZW@f8t</text:p>
          </table:table-cell>
          <table:table-cell office:value-type="string" calcext:value-type="string">
            <text:p>(kexprocIII39(kexprocIII49(kexprocIII9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DUMMY(kexprocIII34(DUMMY(kexprocIV03(kexprocIV04(kexprocIV0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46(kexprocIV11(kexprocIII36(kexprocIV03(kexprocIV04(kexprocIII2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II5(kexprocIII20(kexproc03(kexprocIV03(kexprocIV04(kexprocIV1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V07(kexprocIII27(kexprocIII29(kexprocIV03(kexprocIV04(kexprocIII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17(kexprocIII3(kexprocIII37(kexprocIV03(kexprocIV04(kexprocIII1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9(DUMMY(kexprocIII35(kexprocIV03(kexprocIV04(kexprocIII1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16(kexprocIII31(kexprocIII43(kexprocIV03(kexprocIV04(kexprocIII9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14(kexprocIII16(DUMMY(kexprocIV03(kexprocIV04(kexprocIII10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39(kexprocIV02(kexprocIII40(kexprocIV03(kexprocIV04(kexprocIII2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42(kexprocIV07(kexprocIII32(kexprocIV03(kexprocIV04(kexprocIII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46(kexprocIII5(kexprocIII25(kexprocIV03(kexprocIV04(kexprocIII1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21(kexproc02(kexprocIII12(kexprocIV03(kexprocIV04(kexprocIII1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32(kexprocIII17(kexprocIV11(kexprocIV03(kexprocIV04(kexprocIV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27(kexprocIV03(kexprocIII32(kexprocIV03(kexprocIV04(kexprocIII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40(kexprocIII29(kexprocIII50(kexprocIV03(kexprocIV04(kexprocIV0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V10(kexprocIII43(kexprocIII7(kexprocIV03(kexprocIV04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54(DUMMY(kexprocIII42(kexprocIV03(kexprocIV04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13(kexprocIII29(kexprocIII55(kexprocIV03(kexprocIV04(kexprocIII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47(kexprocIII25(kexprocIII34(kexprocIV03(kexprocIV04(kexprocIII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17(kexprocIII16(kexprocIII34(kexprocIV03(kexprocIV04(kexprocIII2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27(kexprocIII54(kexprocIII49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DUMMY(kexprocIII7(kexprocIV11(kexprocIV03(kexprocIV04(kexprocIII1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29(kexprocIV02(kexprocIII15(kexprocIV03(kexprocIV04(kexprocIII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8(kexprocIII21(kexprocIII25(kexprocIV03(kexprocIV04(kexprocIII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19(kexprocIII36(kexprocIV05(kexprocIV03(kexprocIV04(kexprocIII1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(kexprocIII27(kexprocIII29(kexprocIII48(kexprocIV03(kexprocIV04(kexprocIII1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DUMMY(kexprocIII23(kexprocIII10(kexprocIV03(kexprocIV04(kexprocIII18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6(kexprocIII41(kexprocIII33(kexprocIV03(kexprocIV04(kexprocIV09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9(kexprocIII39(kexprocIII25(kexprocIV03(kexprocIV04(kexprocIII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50(kexprocIII27(kexprocIII53(kexprocIV03(kexprocIV04(kexprocIII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13(kexprocIII55(kexprocIII37(kexprocIV03(kexprocIV04(kexprocIII1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40(kexprocIII43(kexprocIII50(kexprocIV03(kexprocIV04(kexprocIII1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10(kexprocIV01(kexprocIII31(kexprocIV03(kexprocIV04(kexprocIII2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V08(kexprocIII10(kexprocIV0(kexprocIV03(kexprocIV04(kexprocIV07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8(kexprocIII7(kexprocIII6(kexprocIV03(kexprocIV04(kexprocIII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office:value-type="string" calcext:value-type="string">
            <text:p>(kexprocIV04(kexprocIII4(kexprocIII45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Richard McClintock</text:p>
          </table:table-cell>
          <table:table-cell office:value-type="string" calcext:value-type="string">
            <text:p>(kexprocIV05(kexproc01(kexprocIII55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(kexprocIII12(kexprocIII19(kexprocIII27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02(kexprocIII33(kexprocIII19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(kexprocIII13(kexprocIII3(kexprocIII50(kexprocIV03(kexprocIV04(kexprocIV11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47(kexprocIII13(kexprocIII7(kexprocIV03(kexprocIV04(kexprocIII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V06(kexprocIV03(kexprocIII43(kexprocIV03(kexprocIV04(kexprocIII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32(kexprocIV0(kexprocIII9(kexprocIV03(kexprocIV04(kexprocIV0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43(kexprocIV11(kexprocIV06(kexprocIV03(kexprocIV04(kexprocIV0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V07(kexprocIII55(kexprocIII44(kexprocIV03(kexprocIV04(kexprocIII1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01(kexprocIII44(kexprocIII36(kexprocIV03(kexprocIV04(kexprocIII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V05(kexprocIII27(kexprocIII23(kexprocIV03(kexprocIV04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55(kexprocIII25(kexprocIII6(kexprocIV03(kexprocIV04(kexprocIV0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36(kexprocIII47(kexprocIII1(kexprocIV03(kexprocIV04(kexprocIV0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V02(kexprocIII17(kexprocIV04(kexprocIV03(kexprocIV04(kexprocIII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39(DUMMY(kexprocIII3(kexprocIV03(kexprocIV04(kexprocIV1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36(DUMMY(kexprocIII13(kexprocIV03(kexprocIV04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V0(kexprocIV08(kexprocIII44(kexprocIV03(kexprocIV04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11(kexprocIII10(kexprocIII22(kexprocIV03(kexprocIV04(kexprocIV0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V04(kexprocIII3(kexprocIII46(kexprocIV03(kexprocIV04(kexprocIV07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wertyuiop</text:p>
          </table:table-cell>
          <table:table-cell office:value-type="string" calcext:value-type="string">
            <text:p>(kexprocIV10(kexprocIII32(kexprocIV05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(kexprocIII39(kexprocIII6(kexprocIII8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V07(kexprocIII16(kexprocIII44(kexprocIV03(kexprocIV04(kexprocIV08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5(kexprocIII43(kexprocIII37(kexprocIV03(kexprocIV04(kexprocIV0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03(kexprocIII14(kexprocIII6(kexprocIV03(kexprocIV04(kexprocIV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6(kexprocIII13(kexprocIII36(kexprocIV03(kexprocIV04(kexprocIV0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V02(kexprocIII12(kexprocIII40(kexprocIV03(kexprocIV04(kexprocIV0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3(kexprocIII35(kexprocIII34(kexprocIV03(kexprocIV04(kexprocIV1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(kexprocIII4(kexprocIII33(kexprocIV01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55(kexprocIII50(kexprocIII1(kexprocIV03(kexprocIV04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41(kexprocIV02(kexprocIII51(kexprocIV03(kexprocIV04(kexprocIV0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(kexprocIII10(DUMMY(kexprocIII27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14(kexprocIII6(kexprocIII31(kexprocIV03(kexprocIV04(kexprocIV0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54(kexprocIII5(kexprocIII34(kexprocIV03(kexprocIV04(kexprocIV0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(kexprocIII35(kexprocIV05(kexprocIII1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5(kexprocIII48(kexprocIII16(kexprocIV03(kexprocIV04(kexprocIV0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(kexprocIV07(kexprocIII35(kexprocIII22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V03(kexprocIII2(kexprocIII15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6969" calcext:value-type="float">
            <text:p>696969</text:p>
          </table:table-cell>
          <table:table-cell office:value-type="string" calcext:value-type="string">
            <text:p>(kexprocIII13(kexprocIII13(DUMMY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46(kexprocIII39(kexprocIV10(kexprocIV03(kexprocIV04(kexprocIV0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47(kexprocIV09(kexprocIII5(kexprocIV03(kexprocIV04(kexprocIV0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321" calcext:value-type="float">
            <text:p>123321</text:p>
          </table:table-cell>
          <table:table-cell office:value-type="string" calcext:value-type="string">
            <text:p>(kexprocIII42(kexprocIII7(kexprocIII10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(kexprocIII48(kexprocIV03(kexprocIII22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(kexprocIII15(kexprocIII42(kexprocIII21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(kexprocIII2(kexprocIII48(DUMMY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(kexprocIV02(kexprocIII19(kexproc02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22(kexprocIII30(kexprocIII38(kexprocIV03(kexprocIV04(kexprocIV1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II48(kexprocIII26(kexprocIII33(kexprocIV03(kexprocIV04(kexprocIV0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(kexprocIV06(kexprocIII4(kexprocIII10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13(kexprocIII13(kexprocIII17(kexprocIV03(kexprocIV04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etmein</text:p>
          </table:table-cell>
          <table:table-cell office:value-type="string" calcext:value-type="string">
            <text:p>(kexprocIII26(kexprocIII43(kexprocIV01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(kexprocIII14(kexprocIV07(kexprocIII53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(kexprocIII7(kexprocIII15(kexprocIII39(kexprocIV03(kexprocIV04(kexprocIV0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20(kexprocIII9(kexprocIV07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(kexprocIII51(kexprocIV05(DUMMY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bc123</text:p>
          </table:table-cell>
          <table:table-cell office:value-type="string" calcext:value-type="string">
            <text:p>(kexprocIII10(kexprocIII36(kexprocIII41(kexprocIV03(kexprocIV04(kexprocIV0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  <table:database-ranges>
        <table:database-range table:name="__Anonymous_Sheet_DB__0" table:target-range-address="'keyexp_test-CIV30-6'.A1:'keyexp_test-CIV30-6'.D510" table:contains-header="false">
          <table:sort>
            <table:sort-by table:field-number="3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3T15:12:40.810907638</dc:date>
    <meta:editing-duration>PT3M45S</meta:editing-duration>
    <meta:editing-cycles>1</meta:editing-cycles>
    <meta:document-statistic meta:table-count="1" meta:cell-count="2040" meta:object-count="0"/>
    <meta:generator>LibreOffice/6.3.4.2.0$Linux_X86_64 LibreOffice_project/30$Build-2</meta:generator>
  </office:meta>
</office:document-meta>
</file>